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.1665in" fo:margin-bottom="0.1665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color="#333333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z29fkgu0eg9u"/><text:span text:style-name="T1">Sistemas Informáticos</text:span><text:span text:style-name="T2"><text:line-break/></text:span><text:span text:style-name="T3">Unidad 12. Actividades no evaluables 02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1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Enero 2026</text:span></text:p>
      <text:p text:style-name="P5"/>
      <text:p text:style-name="P4"><text:span text:style-name="T6">Unidad 12. Actividades no evaluables 02</text:span></text:p>
      <text:p text:style-name="P6">Usa los foros para hacer preguntas o ayudar a tus compañeros 🙂</text:p>
      <text:p text:style-name="Heading_20_1"><text:bookmark text:name="_hnqspirfq5lr"/>1. Ejercicio 01</text:p>
      <text:p text:style-name="P6">Crea un script que pida un número y compruebe si ese número es <text:span text:style-name="T9">primo</text:span> o no. Puedes recordar la definición de número primo aquí: <text:a xlink:type="simple" xlink:href="https://en.wikipedia.org/wiki/Prime_number" text:style-name="ListLabel_20_1" text:visited-style-name="ListLabel_20_1"><text:span text:style-name="T10">https://en.wikipedia.org/wiki/Prime_number</text:span></text:a></text:p>
      <text:p text:style-name="Heading_20_1"><text:bookmark text:name="_38wu0gyp4gg9"/>2. Ejercicio 02</text:p>
      <text:p text:style-name="P6">Crea un script que pida un número y calcule su <text:span text:style-name="T9">factorial</text:span>. La definición se puede encontrar aquí:<text:line-break/><text:a xlink:type="simple" xlink:href="https://en.wikipedia.org/wiki/Factorial" text:style-name="ListLabel_20_1" text:visited-style-name="ListLabel_20_1"><text:span text:style-name="T10">https://en.wikipedia.org/wiki/Factorial</text:span></text:a></text:p>
      <text:p text:style-name="Heading_20_1"><text:bookmark text:name="_cuacns9slob9"/>3. Ejercicio 03</text:p>
      <text:p text:style-name="P6">Crea un script que muestre el <text:span text:style-name="T9">número de usuarios</text:span> que están conectados actualmente al sistema.<text:line-break/>Consejo: los comandos <text:span text:style-name="T9">w</text:span> o <text:span text:style-name="T9">who</text:span> y sus parámetros pueden ser útiles para realizar este script.</text:p>
      <text:p text:style-name="Heading_20_1"><text:bookmark text:name="_phhjp7fye1of"/>4. Ejercicio 04</text:p>
      <text:p text:style-name="P6">Crea un script que pida un <text:span text:style-name="T9">nombre de usuario</text:span> y muestre su <text:span text:style-name="T9">directorio personal (home)</text:span>.<text:line-break/>Esa información debe comprobarse usando el archivo <text:span text:style-name="T9">/etc/passwd</text:span>.</text:p>
      <text:p text:style-name="Heading_20_1"><text:bookmark text:name="_5slbopmiuuhc"/>5. Ejercicio 05</text:p>
      <text:p text:style-name="P6">Tenemos un archivo con dos columnas (nombre y país) separadas por <text:span text:style-name="T9">:</text:span>, como por ejempl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11">Pedro:Spain<text:line-break/>Juan:Spain<text:line-break/>Mark:Holland<text:line-break/>Vladimir:Russia<text:line-break/>Terry:USA</text:span></text:p>
          </table:table-cell>
        </table:table-row>
      </table:table>
      <text:p text:style-name="P6">Debemos crear un programa que muestre <text:span text:style-name="T9">solo los nombres de los países</text:span>.<text:line-break/>Deben mostrarse <text:span text:style-name="T9">ordenados de forma descendente</text:span> por nombre de país.<text:line-break/>Si un país aparece más de una vez, <text:span text:style-name="T9">solo debe mostrarse una vez</text:span>.</text:p>
      <text:p text:style-name="P6">Consejo: el comando <text:span text:style-name="T9">sort</text:span> y sus parámetros pueden ser útiles para realizar este scrip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12. Scripting en Python Avanzado</text:span></text:p>
      </style:header>
      <style:footer>
        <text:p text:style-name="MP4"><text:span text:style-name="MT1">CFGS DAM/DAW<text:tab/><text:tab/>Unidad 12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1" meta:paragraph-count="21" meta:word-count="230" meta:character-count="1463" meta:non-whitespace-character-count="1251"/>
    <meta:generator>LibreOfficeDev/6.0.5.2$Linux_X86_64 LibreOffice_project/</meta:generator>
  </office:meta>
</office:document-meta>
</file>